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f63" officeooo:paragraph-rsid="001e6f63"/>
    </style:style>
    <style:style style:name="P2" style:family="paragraph" style:parent-style-name="Standard">
      <style:text-properties officeooo:rsid="00202503" officeooo:paragraph-rsid="00202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vbar :</text:p>
      <text:p text:style-name="P1"/>
      <text:p text:style-name="P1">Sasp :</text:p>
      <text:p text:style-name="P1">- <text:a xlink:type="simple" xlink:href="http://www.sasp.fr/expertise/" text:style-name="Internet_20_link" text:visited-style-name="Visited_20_Internet_20_Link">http://www.sasp.fr/expertise/</text:a></text:p>
      <text:p text:style-name="P1">- <text:a xlink:type="simple" xlink:href="http://www.sasp.fr/nos-clients/" text:style-name="Internet_20_link" text:visited-style-name="Visited_20_Internet_20_Link">http://www.sasp.fr/nos-clients/</text:a></text:p>
      <text:p text:style-name="P1">- <text:a xlink:type="simple" xlink:href="http://www.sasp.fr/actualites/" text:style-name="Internet_20_link" text:visited-style-name="Visited_20_Internet_20_Link">http://www.sasp.fr/actualites/</text:a></text:p>
      <text:p text:style-name="P1">- <text:a xlink:type="simple" xlink:href="http://www.sasp.fr/nous-recrutons/" text:style-name="Internet_20_link" text:visited-style-name="Visited_20_Internet_20_Link">http://www.sasp.fr/nous-recrutons/</text:a></text:p>
      <text:p text:style-name="P1"/>
      <text:p text:style-name="P1">Solutions :</text:p>
      <text:p text:style-name="P1">- <text:a xlink:type="simple" xlink:href="http://www.sasp.fr/nous-recrutons/" text:style-name="Internet_20_link" text:visited-style-name="Visited_20_Internet_20_Link">http://www.sasp.fr/nous-recrutons/</text:a></text:p>
      <text:p text:style-name="P1">- <text:a xlink:type="simple" xlink:href="http://www.sasp.fr/sncc-systeme-numerique-de-controle-commande/" text:style-name="Internet_20_link" text:visited-style-name="Visited_20_Internet_20_Link">http://www.sasp.fr/sncc-systeme-numerique-de-controle-commande/</text:a></text:p>
      <text:p text:style-name="P1">- <text:a xlink:type="simple" xlink:href="http://www.sasp.fr/automates/" text:style-name="Internet_20_link" text:visited-style-name="Visited_20_Internet_20_Link">http://www.sasp.fr/automates/</text:a></text:p>
      <text:p text:style-name="P1"/>
      <text:p text:style-name="P1">Contact : <text:a xlink:type="simple" xlink:href="http://www.sasp.fr/contact/" text:style-name="Internet_20_link" text:visited-style-name="Visited_20_Internet_20_Link">http://www.sasp.fr/contact/</text:a></text:p>
      <text:p text:style-name="P1"/>
      <text:p text:style-name="P1">Lien logo SASP : <text:a xlink:type="simple" xlink:href="http://www.sasp.fr/" text:style-name="Internet_20_link" text:visited-style-name="Visited_20_Internet_20_Link">http://www.sasp.fr/</text:a></text:p>
      <text:p text:style-name="P1"/>
      <text:p text:style-name="P1">Carrousel de fond départ :</text:p>
      <text:p text:style-name="P1">- Développement passerelle et logiciel : <text:a xlink:type="simple" xlink:href="http://www.sasp.fr/developpement-passerelles-et-logiciels/" text:style-name="Internet_20_link" text:visited-style-name="Visited_20_Internet_20_Link">http://www.sasp.fr/developpement-passerelles-et-logiciels/</text:a></text:p>
      <text:p text:style-name="P1">- Systeme numérique de contrôle commande : <text:a xlink:type="simple" xlink:href="http://www.sasp.fr/sncc-systeme-numerique-de-controle-commande/" text:style-name="Internet_20_link" text:visited-style-name="Visited_20_Internet_20_Link">http://www.sasp.fr/sncc-systeme-numerique-de-controle-commande/</text:a></text:p>
      <text:p text:style-name="P1">- automates : <text:a xlink:type="simple" xlink:href="http://www.sasp.fr/automates/" text:style-name="Internet_20_link" text:visited-style-name="Visited_20_Internet_20_Link">http://www.sasp.fr/automates/</text:a></text:p>
      <text:p text:style-name="P1">- Informatique industrielle : <text:a xlink:type="simple" xlink:href="http://www.sasp.fr/informatique-industrielle/" text:style-name="Internet_20_link" text:visited-style-name="Visited_20_Internet_20_Link">http://www.sasp.fr/informatique-industrielle/</text:a></text:p>
      <text:p text:style-name="P1"/>
      <text:p text:style-name="P1">Lien facebook : <text:a xlink:type="simple" xlink:href="https://www.facebook.com/SASPservices/" text:style-name="Internet_20_link" text:visited-style-name="Visited_20_Internet_20_Link">https://www.facebook.com/SASPservices/</text:a></text:p>
      <text:p text:style-name="P1">Lien twitter : <text:a xlink:type="simple" xlink:href="https://twitter.com/sasp_services" text:style-name="Internet_20_link" text:visited-style-name="Visited_20_Internet_20_Link">https://twitter.com/sasp_services</text:a></text:p>
      <text:p text:style-name="P1">Lien : <text:a xlink:type="simple" xlink:href="https://fr.linkedin.com/company/sasp-services" text:style-name="Internet_20_link" text:visited-style-name="Visited_20_Internet_20_Link">https://fr.linkedin.com/company/sasp-services</text:a></text:p>
      <text:p text:style-name="P1"/>
      <text:p text:style-name="P1"/>
      <text:p text:style-name="P2">Lien photos carrousel sous le suivez-nous : <text:a xlink:type="simple" xlink:href="http://www.sasp.fr/actualites/" text:style-name="Internet_20_link" text:visited-style-name="Visited_20_Internet_20_Link">http://www.sasp.fr/actualites/</text:a></text:p>
      <text:p text:style-name="P2"/>
      <text:p text:style-name="P2">Lien normandigital : <text:a xlink:type="simple" xlink:href="http://www.normandigital.fr/" text:style-name="Internet_20_link" text:visited-style-name="Visited_20_Internet_20_Link">http://www.normandigital.fr/</text:a></text:p>
      <text:p text:style-name="P2">Lien normandy french tech : <text:a xlink:type="simple" xlink:href="https://normandyfrenchtech.fr/" text:style-name="Internet_20_link" text:visited-style-name="Visited_20_Internet_20_Link">https://normandyfrenchtech.fr/</text:a></text:p>
      <text:p text:style-name="P2">Lien inoceane : <text:a xlink:type="simple" xlink:href="http://www.inoceane.eu/" text:style-name="Internet_20_link" text:visited-style-name="Visited_20_Internet_20_Link">http://www.inoceane.eu/</text:a></text:p>
      <text:p text:style-name="P2">Lien CCI : <text:a xlink:type="simple" xlink:href="https://www.seine-estuaire.cci.fr/" text:style-name="Internet_20_link" text:visited-style-name="Visited_20_Internet_20_Link">https://www.seine-estuaire.cci.fr/</text:a></text:p>
      <text:p text:style-name="P2">Lien BPI France : <text:a xlink:type="simple" xlink:href="https://www.bpifrance.fr/" text:style-name="Internet_20_link" text:visited-style-name="Visited_20_Internet_20_Link">https://www.bpifrance.fr/</text:a></text:p>
      <text:p text:style-name="P2"/>
      <text:p text:style-name="P2">Lien mention légales : <text:a xlink:type="simple" xlink:href="http://www.sasp.fr/mentions-legales/" text:style-name="Internet_20_link" text:visited-style-name="Visited_20_Internet_20_Link">http://www.sasp.fr/mentions-legales/</text:a></text:p>
      <text:p text:style-name="P2"/>
      <text:p text:style-name="P2">Lien opteam : https://www.opteam-interactive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0:15:10.375960740</meta:creation-date>
    <dc:date>2018-10-01T10:30:33.354397228</dc:date>
    <meta:editing-duration>PT5M12S</meta:editing-duration>
    <meta:editing-cycles>1</meta:editing-cycles>
    <meta:document-statistic meta:table-count="0" meta:image-count="0" meta:object-count="0" meta:page-count="1" meta:paragraph-count="28" meta:word-count="108" meta:character-count="1281" meta:non-whitespace-character-count="1201"/>
    <meta:generator>LibreOffice/6.0.6.2$Linux_X86_64 LibreOffice_project/00m0$Build-2</meta:generator>
  </office:meta>
</office:document-meta>
</file>